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3.7508in"/>
    </style:style>
    <style:style style:name="co3" style:family="table-column">
      <style:table-column-properties fo:break-before="auto" style:column-width="1.9598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57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1.6874in"/>
    </style:style>
    <style:style style:name="co10" style:family="table-column">
      <style:table-column-properties fo:break-before="auto" style:column-width="0.8957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104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number-columns-repeated="1012" table:default-cell-style-name="ce2"/>
        <table:table-row table:style-name="ro1">
          <table:table-cell office:value-type="string">
            <text:p>quantity</text:p>
          </table:table-cell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Type</text:p>
          </table:table-cell>
          <table:table-cell office:value-type="string">
            <text:p>Alternate</text:p>
          </table:table-cell>
          <table:table-cell office:value-type="string">
            <text:p>On Hand</text:p>
          </table:table-cell>
          <table:table-cell office:value-type="string">
            <text:p>To Order</text:p>
          </table:table-cell>
          <table:table-cell office:value-type="string">
            <text:p>Order QTY</text:p>
          </table:table-cell>
          <table:table-cell office:value-type="string">
            <text:p>Digikey P/N</text:p>
          </table:table-cell>
          <table:table-cell office:value-type="string">
            <text:p>each</text:p>
          </table:table-cell>
          <table:table-cell office:value-type="string">
            <text:p>total to buy</text:p>
          </table:table-cell>
          <table:table-cell office:value-type="string">
            <text:p>CTM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apacitors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1,2,3,4,5,8,20,27,30,31,37,38</text:p>
          </table:table-cell>
          <table:table-cell office:value-type="string">
            <text:p>0.22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style-name="ce5" office:value-type="string">
            <text:p><text:a xlink:href="http://search.digikey.com/us/en/products/C322C224K5R5TA/399-4353-ND/818129">399-4353-ND</text:a></text:p>
          </table:table-cell>
          <table:table-cell table:style-name="ce8" office:value-type="currency" office:currency="USD" office:value="0.65">
            <text:p>$0.65</text:p>
          </table:table-cell>
          <table:table-cell table:style-name="ce8" office:value-type="currency" office:currency="USD" office:value="1.3">
            <text:p>$1.30</text:p>
          </table:table-cell>
          <table:table-cell table:style-name="ce8" office:value-type="currency" office:currency="USD" office:value="1.3">
            <text:p>$1.30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6,14,15,16,17,22,24,25,26,28,29,32,34,35,36,39,41</text:p>
          </table:table-cell>
          <table:table-cell office:value-type="string">
            <text:p>0.1uF / 100n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style-name="ce5" office:value-type="string">
            <text:p><text:a xlink:href="http://search.digikey.com/us/en/products/C322C104M1U5TA/399-4330-ND/818106">399-4330-ND</text:a></text:p>
          </table:table-cell>
          <table:table-cell table:style-name="ce8" office:value-type="currency" office:currency="USD" office:value="0.31">
            <text:p>$0.31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3.1">
            <text:p>$3.10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6.8nF</text:p>
          </table:table-cell>
          <table:table-cell office:value-type="string">
            <text:p>Tantalum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FK20C0G1H683J/445-4755-ND/2050104">445-4755-ND</text:a></text:p>
          </table:table-cell>
          <table:table-cell table:style-name="ce8" office:value-type="currency" office:currency="USD" office:value="1.52">
            <text:p>$1.52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1.52">
            <text:p>$1.52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680pF</text:p>
          </table:table-cell>
          <table:table-cell office:value-type="string">
            <text:p>Tantalum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RPE5C2A681J2P1B03B/490-3664-ND/946300">490-3664-ND</text:a></text:p>
          </table:table-cell>
          <table:table-cell table:style-name="ce8" office:value-type="currency" office:currency="USD" office:value="0.46">
            <text:p>$0.46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0.46">
            <text:p>$0.46</text:p>
          </table:table-cell>
          <table:table-cell table:number-columns-repeated="101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10,11</text:p>
          </table:table-cell>
          <table:table-cell office:value-type="string">
            <text:p>22pF</text:p>
          </table:table-cell>
          <table:table-cell table:style-name="ce4" office:value-type="string">
            <text:p>CERAMIC 0.22UF 50V 10% RADIAL</text:p>
          </table:table-cell>
          <table:table-cell office:value-type="string">
            <text:p>X7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2,13</text:p>
          </table:table-cell>
          <table:table-cell office:value-type="string">
            <text:p>10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5" office:value-type="string">
            <text:p><text:a xlink:href="http://search.digikey.com/us/en/products/FK22X7R1E106K/445-2898-ND/1008924">445-2898-ND</text:a></text:p>
          </table:table-cell>
          <table:table-cell table:style-name="ce8" office:value-type="currency" office:currency="USD" office:value="1.14">
            <text:p>$1.14</text:p>
          </table:table-cell>
          <table:table-cell table:style-name="ce8" office:value-type="currency" office:currency="USD" office:value="4.56">
            <text:p>$4.56</text:p>
          </table:table-cell>
          <table:table-cell table:style-name="ce8" office:value-type="currency" office:currency="USD" office:value="4.56">
            <text:p>$4.56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8</text:p>
          </table:table-cell>
          <table:table-cell office:value-type="string">
            <text:p>47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9</text:p>
          </table:table-cell>
          <table:table-cell office:value-type="string">
            <text:p>22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21</text:p>
          </table:table-cell>
          <table:table-cell office:value-type="string">
            <text:p>0.33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 office:value-type="string">
            <text:p><text:a xlink:href="http://search.digikey.com/us/en/products/C330C334K5R5TA/399-4408-ND/818184">399-4408-ND</text:a></text:p>
          </table:table-cell>
          <table:table-cell table:style-name="ce8" office:value-type="currency" office:currency="USD" office:value="0.83">
            <text:p>$0.83</text:p>
          </table:table-cell>
          <table:table-cell table:style-name="ce8" office:value-type="currency" office:currency="USD" office:value="0.83">
            <text:p>$0.83</text:p>
          </table:table-cell>
          <table:table-cell table:style-name="ce8" office:value-type="currency" office:currency="USD" office:value="0.83">
            <text:p>$0.83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23</text:p>
          </table:table-cell>
          <table:table-cell office:value-type="string">
            <text:p>0.01uF</text:p>
          </table:table-cell>
          <table:table-cell table:style-name="ce4" office:value-type="string">
            <text:p>CERAMIC 0.01UF 50V 10% RADI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C322C103K5R5TA/399-4326-ND/818102">399-4326-ND</text:a></text:p>
          </table:table-cell>
          <table:table-cell table:style-name="ce8" office:value-type="currency" office:currency="USD" office:value="0.32">
            <text:p>$0.32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0.32">
            <text:p>$0.32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33</text:p>
          </table:table-cell>
          <table:table-cell office:value-type="string">
            <text:p>0.001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 office:value-type="string">
            <text:p><text:a xlink:href="http://search.digikey.com/us/en/products/C317C102K1R5TA/399-4202-ND/817978">399-4202-ND</text:a></text:p>
          </table:table-cell>
          <table:table-cell table:style-name="ce8" office:value-type="currency" office:currency="USD" office:value="0.32">
            <text:p>$0.32</text:p>
          </table:table-cell>
          <table:table-cell table:style-name="ce8" office:value-type="currency" office:currency="USD" office:value="1.28">
            <text:p>$1.28</text:p>
          </table:table-cell>
          <table:table-cell table:style-name="ce8" office:value-type="currency" office:currency="USD" office:value="1.28">
            <text:p>$1.28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40</text:p>
          </table:table-cell>
          <table:table-cell office:value-type="string">
            <text:p>4.7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/>
          <table:table-cell office:value-type="string">
            <text:p>Diodes/LEDs</text:p>
          </table:table-cell>
          <table:table-cell table:number-columns-repeated="6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1 (CEL)</text:p>
          </table:table-cell>
          <table:table-cell office:value-type="string">
            <text:p>LED-Amb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2,3</text:p>
          </table:table-cell>
          <table:table-cell office:value-type="string">
            <text:p>1N5919BG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4,5,33,34</text:p>
          </table:table-cell>
          <table:table-cell office:value-type="string">
            <text:p>LED-Green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style-name="ce5" office:value-type="string">
            <text:p><text:a xlink:href="http://search.digikey.com/us/en/products/WP132XGD/754-1210-ND/1747609">754-1210-ND</text:a></text:p>
          </table:table-cell>
          <table:table-cell table:style-name="ce8" office:value-type="currency" office:currency="USD" office:value="0.1">
            <text:p>$0.10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0.2">
            <text:p>$0.20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6,7,8,9,10,11,12,13,14,15,16,17</text:p>
          </table:table-cell>
          <table:table-cell office:value-type="string">
            <text:p>1N5818-T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18,19,20,21,22,23,30</text:p>
          </table:table-cell>
          <table:table-cell office:value-type="string">
            <text:p>LED-Re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style-name="ce5" office:value-type="string">
            <text:p><text:a xlink:href="http://search.digikey.com/us/en/products/WP132XID/754-1211-ND/1747610">754-1211-ND</text:a></text:p>
          </table:table-cell>
          <table:table-cell table:style-name="ce8" office:value-type="currency" office:currency="USD" office:value="0.11">
            <text:p>$0.11</text:p>
          </table:table-cell>
          <table:table-cell table:style-name="ce8" office:value-type="currency" office:currency="USD" office:value="0.77">
            <text:p>$0.77</text:p>
          </table:table-cell>
          <table:table-cell table:style-name="ce8" office:value-type="currency" office:currency="USD" office:value="0.77">
            <text:p>$0.77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24,25,26,27,28,29,31</text:p>
          </table:table-cell>
          <table:table-cell office:value-type="string">
            <text:p>1N4148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32</text:p>
          </table:table-cell>
          <table:table-cell office:value-type="string">
            <text:p>1N40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/>
          <table:table-cell office:value-type="string">
            <text:p>USB Jack</text:p>
          </table:table-cell>
          <table:table-cell table:number-columns-repeated="6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SB_B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67068-8000/WM17113-ND/773801">WM17113-ND</text:a></text:p>
          </table:table-cell>
          <table:table-cell table:style-name="ce8" office:value-type="currency" office:currency="USD" office:value="1.79">
            <text:p>$1.79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1.79">
            <text:p>$1.79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/>
          <table:table-cell office:value-type="string">
            <text:p>Pin Headers</text:p>
          </table:table-cell>
          <table:table-cell table:number-columns-repeated="6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20,28</text:p>
          </table:table-cell>
          <table:table-cell office:value-type="string">
            <text:p>0.100 Pin Head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DM 3x2 0.100” Pin Header</text:p>
          </table:table-cell>
          <table:table-cell office:value-type="string">
            <text:p>Two Row 0.100 Pin Head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/>
          <table:table-cell office:value-type="string">
            <text:p>MOSFETs</text:p>
          </table:table-cell>
          <table:table-cell table:number-columns-repeated="6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Q1,2,3,4,5,6,7</text:p>
          </table:table-cell>
          <table:table-cell table:style-name="Default" office:value-type="string">
            <text:p>VND14NV04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/>
          <table:table-cell office:value-type="string">
            <text:p>Resistors</text:p>
          </table:table-cell>
          <table:table-cell table:number-columns-repeated="6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1,2,3,4,5,11,12,16,17,18,19,59,60</text:p>
          </table:table-cell>
          <table:table-cell office:value-type="string">
            <text:p>10k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table:style-name="ce5" office:value-type="string">
            <text:p><text:a xlink:href="http://search.digikey.com/us/en/products/CFR-25JB-10K/10KQBK-ND/338">10KQBK-ND</text:a></text:p>
          </table:table-cell>
          <table:table-cell table:style-name="ce8" office:value-type="currency" office:currency="USD" office:value="0.082">
            <text:p>$0.08</text:p>
          </table:table-cell>
          <table:table-cell table:style-name="ce8" office:value-type="currency" office:currency="USD" office:value="0.492">
            <text:p>$0.49</text:p>
          </table:table-cell>
          <table:table-cell table:style-name="ce8" office:value-type="currency" office:currency="USD" office:value="0.82">
            <text:p>$0.82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3.3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6" office:value-type="string">
            <text:p><text:a xlink:href="http://search.digikey.com/us/en/products/RNMF14FTC3K30/S3.3KCACT-ND/2617498">S3.3KCACT-ND</text:a></text:p>
          </table:table-cell>
          <table:table-cell table:style-name="ce8" office:value-type="currency" office:currency="USD" office:value="0.14">
            <text:p>$0.14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7,21,22,54</text:p>
          </table:table-cell>
          <table:table-cell office:value-type="string">
            <text:p>1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<text:a xlink:href="http://search.digikey.com/us/en/products/CFR-25JB-1K0/1.0KQBK-ND/96">1.0KQBK-ND</text:a></text:p>
          </table:table-cell>
          <table:table-cell table:style-name="ce8" office:value-type="currency" office:currency="USD" office:value="0.082">
            <text:p>$0.08</text:p>
          </table:table-cell>
          <table:table-cell table:style-name="ce8" office:value-type="currency" office:currency="USD" office:value="0.902">
            <text:p>$0.90</text:p>
          </table:table-cell>
          <table:table-cell table:style-name="ce8" office:value-type="currency" office:currency="USD" office:value="1.23">
            <text:p>$1.23</text:p>
          </table:table-cell>
          <table:table-cell table:number-columns-repeated="101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8,47,48,49,50,51,52,53,56,61</text:p>
          </table:table-cell>
          <table:table-cell office:value-type="string">
            <text:p>2.4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9,10,13,26,27,28,32,33,34,41,42,43,44,45,46,57,58</text:p>
          </table:table-cell>
          <table:table-cell office:value-type="float" office:value="470">
            <text:p>47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14</text:p>
          </table:table-cell>
          <table:table-cell office:value-type="string">
            <text:p>1.6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<text:a xlink:href="http://search.digikey.com/us/en/products/CFR-25JB-1K6/1.6KQBK-ND/141">1.6KQBK-ND</text:a></text:p>
          </table:table-cell>
          <table:table-cell table:style-name="ce8" office:value-type="currency" office:currency="USD" office:value="0.082">
            <text:p>$0.08</text:p>
          </table:table-cell>
          <table:table-cell table:style-name="ce8" office:value-type="currency" office:currency="USD" office:value="0.164">
            <text:p>$0.16</text:p>
          </table:table-cell>
          <table:table-cell table:style-name="ce8" office:value-type="currency" office:currency="USD" office:value="0.41">
            <text:p>$0.41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15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20,23</text:p>
          </table:table-cell>
          <table:table-cell office:value-type="string">
            <text:p>5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24,25,31</text:p>
          </table:table-cell>
          <table:table-cell office:value-type="string">
            <text:p>2.49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<text:a xlink:href="http://search.digikey.com/us/en/products/MFR-25FBF-2K49/2.49KXBK-ND/13088">2.49KXBK-ND</text:a></text:p>
          </table:table-cell>
          <table:table-cell table:style-name="ce8" office:value-type="currency" office:currency="USD" office:value="0.126">
            <text:p>$0.13</text:p>
          </table:table-cell>
          <table:table-cell table:style-name="ce8" office:value-type="currency" office:currency="USD" office:value="0.378">
            <text:p>$0.38</text:p>
          </table:table-cell>
          <table:table-cell table:style-name="ce8" office:value-type="currency" office:currency="USD" office:value="0.63">
            <text:p>$0.63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29</text:p>
          </table:table-cell>
          <table:table-cell office:value-type="string">
            <text:p>3.9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/>
          <table:table-cell office:value-type="string">
            <text:p>R30</text:p>
          </table:table-cell>
          <table:table-cell office:value-type="string">
            <text:p>1.0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35,36,37,38,39,40</text:p>
          </table:table-cell>
          <table:table-cell office:value-type="string">
            <text:p>100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style-name="ce5" office:value-type="string">
            <text:p><text:a xlink:href="http://search.digikey.com/us/en/products/CFR-25JB-100K/100KQBK-ND/245">100KQBK-ND</text:a></text:p>
          </table:table-cell>
          <table:table-cell table:style-name="ce8" office:value-type="currency" office:currency="USD" office:value="0.082">
            <text:p>$0.08</text:p>
          </table:table-cell>
          <table:table-cell table:style-name="ce8" office:value-type="currency" office:currency="USD" office:value="0.492">
            <text:p>$0.49</text:p>
          </table:table-cell>
          <table:table-cell table:style-name="ce8" office:value-type="currency" office:currency="USD" office:value="0.82">
            <text:p>$0.82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55</text:p>
          </table:table-cell>
          <table:table-cell office:value-type="string">
            <text:p>2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62</text:p>
          </table:table-cell>
          <table:table-cell office:value-type="string">
            <text:p>1M</text:p>
          </table:table-cell>
          <table:table-cell office:value-type="string">
            <text:p>Optional for Crysta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>
            <text:p>ICs</text:p>
          </table:table-cell>
          <table:table-cell table:style-name="Default"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MC9S12XDP51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MC9S12XDP512VAL/MC9S12XDP512VAL-ND/1167904">MC9S12XDP512VAL-ND</text:a></text:p>
          </table:table-cell>
          <table:table-cell table:style-name="ce8" office:value-type="currency" office:currency="USD" office:value="22.43">
            <text:p>$22.43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22.43">
            <text:p>$22.43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2,3</text:p>
          </table:table-cell>
          <table:table-cell office:value-type="string">
            <text:p>LM2937EM-5.0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5" office:value-type="string">
            <text:p><text:a xlink:href="http://search.digikey.com/us/en/products/LM2937ET-5.0%2FNOPB/LM2937ET-5.0-ND/212651">LM2937ET-5.0-ND</text:a></text:p>
          </table:table-cell>
          <table:table-cell table:style-name="ce8" office:value-type="currency" office:currency="USD" office:value="1.61">
            <text:p>$1.61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3.22">
            <text:p>$3.22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MAX9926UAEE+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<text:a xlink:href="http://search.digikey.com/us/en/products/MAX9926UAEE%2B/MAX9926UAEE%2B-ND/2062014">MAX9926UAEE+-ND</text:a></text:p>
          </table:table-cell>
          <table:table-cell table:style-name="ce8" office:value-type="currency" office:currency="USD" office:value="3.39">
            <text:p>$3.39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74LS8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SN74HC86N/296-8375-5-ND/376842">296-8375-5-ND</text:a></text:p>
          </table:table-cell>
          <table:table-cell table:style-name="ce8" office:value-type="currency" office:currency="USD" office:value="0.43">
            <text:p>$0.43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0.43">
            <text:p>$0.43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MPX4100A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MPX4100AP/MPX4100AP-ND/464050">MPX4100AP-ND</text:a></text:p>
          </table:table-cell>
          <table:table-cell table:style-name="ce8" office:value-type="currency" office:currency="USD" office:value="15.84">
            <text:p>$15.84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15.84">
            <text:p>$15.84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FT232R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FT232RL-REEL/768-1007-1-ND/1836402">768-1007-1-ND</text:a></text:p>
          </table:table-cell>
          <table:table-cell table:style-name="ce8" office:value-type="currency" office:currency="USD" office:value="4.5">
            <text:p>$4.50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4.5">
            <text:p>$4.50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8,9</text:p>
          </table:table-cell>
          <table:table-cell office:value-type="string">
            <text:p>4N2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style-name="ce6" office:value-type="string">
            <text:p><text:a xlink:href="http://search.digikey.com/us/en/products/4N25/160-1300-5-ND/385762">160-1300-5-ND</text:a></text:p>
          </table:table-cell>
          <table:table-cell table:style-name="ce8" office:value-type="currency" office:currency="USD" office:value="0.55">
            <text:p>$0.55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/>
          <table:table-cell table:style-name="Default" office:value-type="string">
            <text:p>Crystal</text:p>
          </table:table-cell>
          <table:table-cell table:style-name="Default"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16.0MHz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ECS-160-20-4/X176-ND/83017">X176-ND</text:a></text:p>
          </table:table-cell>
          <table:table-cell table:style-name="ce8" office:value-type="currency" office:currency="USD" office:value="0.81">
            <text:p>$0.81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0.81">
            <text:p>$0.81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/>
          <table:table-cell table:style-name="Default" office:value-type="string">
            <text:p>Printed Circuit Board</text:p>
          </table:table-cell>
          <table:table-cell table:style-name="Default"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guar PCB</text:p>
          </table:table-cell>
          <table:table-cell office:value-type="string">
            <text:p>Estimate ONL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 office:value-type="currency" office:currency="USD" office:value="50">
            <text:p>$50.00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50">
            <text:p>$50.00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2">
          <table:table-cell table:number-columns-repeated="10"/>
          <table:table-cell table:style-name="ce8" table:formula="of:=SUM([.K2:.K64])" office:value-type="currency" office:currency="USD" office:value="11.168">
            <text:p>$11.17</text:p>
          </table:table-cell>
          <table:table-cell table:style-name="ce8" table:formula="of:=SUM([.L2:.L64])" office:value-type="currency" office:currency="USD" office:value="117.27">
            <text:p>$117.27</text:p>
          </table:table-cell>
          <table:table-cell table:number-columns-repeated="1012"/>
        </table:table-row>
        <table:table-row table:style-name="ro2" table:number-rows-repeated="31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B91:Sheet1.AMJ10485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17:3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</dc:creator>
    <dc:date>2012-01-20T17:33:39</dc:date>
    <meta:editing-cycles>52</meta:editing-cycles>
    <meta:editing-duration>PT11H10M37S</meta:editing-duration>
    <meta:document-statistic meta:table-count="1" meta:cell-count="379" meta:object-count="0"/>
  </office:meta>
</office:document-meta>
</file>